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3" style:family="paragraph" style:parent-style-name="Text_20_body_20_indent">
      <style:text-properties fo:font-style="normal" fo:font-weight="normal" officeooo:rsid="000e4b19" officeooo:paragraph-rsid="000e4b1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officeooo:paragraph-rsid="000eebdb"/>
    </style:style>
    <style:style style:name="P5" style:family="paragraph" style:parent-style-name="Standard">
      <style:text-properties officeooo:rsid="0010e8a7" officeooo:paragraph-rsid="0010e8a7"/>
    </style:style>
    <style:style style:name="P6" style:family="paragraph" style:parent-style-name="Standard">
      <style:text-properties officeooo:rsid="0010e8a7" officeooo:paragraph-rsid="0012cb71"/>
    </style:style>
    <style:style style:name="P7" style:family="paragraph" style:parent-style-name="Standard">
      <style:text-properties officeooo:rsid="00137567" officeooo:paragraph-rsid="00142bf8"/>
    </style:style>
    <style:style style:name="P8" style:family="paragraph" style:parent-style-name="Standard">
      <style:text-properties officeooo:rsid="001677c1" officeooo:paragraph-rsid="001677c1"/>
    </style:style>
    <style:style style:name="P9" style:family="paragraph" style:parent-style-name="Standard">
      <style:text-properties officeooo:rsid="001677c1" officeooo:paragraph-rsid="0027269b"/>
    </style:style>
    <style:style style:name="P10" style:family="paragraph" style:parent-style-name="Standard">
      <style:text-properties officeooo:rsid="001f407f" officeooo:paragraph-rsid="001f407f"/>
    </style:style>
    <style:style style:name="P11" style:family="paragraph" style:parent-style-name="Standard">
      <style:text-properties officeooo:rsid="001f407f" officeooo:paragraph-rsid="00221e67"/>
    </style:style>
    <style:style style:name="P12" style:family="paragraph" style:parent-style-name="Standard">
      <style:text-properties officeooo:rsid="00221e67" officeooo:paragraph-rsid="00221e67"/>
    </style:style>
    <style:style style:name="P13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56fc" style:font-size-asian="8pt" style:font-size-complex="8pt"/>
    </style:style>
    <style:style style:name="P14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c345" style:font-size-asian="8pt" style:font-size-complex="8pt"/>
    </style:style>
    <style:style style:name="P15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1d446d" style:font-size-asian="8pt" style:font-size-complex="8pt"/>
    </style:style>
    <style:style style:name="P16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20c345" style:font-size-asian="8pt" style:font-size-complex="8pt"/>
    </style:style>
    <style:style style:name="P17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1d8eeb" style:font-size-asian="8pt" style:font-size-complex="8pt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20c345" style:font-size-asian="8pt" style:font-size-complex="8pt"/>
    </style:style>
    <style:style style:name="P19" style:family="paragraph" style:parent-style-name="Standard">
      <style:paragraph-properties fo:break-before="page"/>
      <style:text-properties officeooo:rsid="001677c1" officeooo:paragraph-rsid="0027269b"/>
    </style:style>
    <style:style style:name="P20" style:family="paragraph" style:parent-style-name="Standard">
      <style:paragraph-properties fo:break-before="page"/>
      <style:text-properties officeooo:rsid="0025c716" officeooo:paragraph-rsid="001677c1"/>
    </style:style>
    <style:style style:name="P21" style:family="paragraph" style:parent-style-name="Standard" style:list-style-name="L1">
      <style:text-properties officeooo:rsid="00221e67" officeooo:paragraph-rsid="00221e67"/>
    </style:style>
    <style:style style:name="P22" style:family="paragraph" style:parent-style-name="Heading_20_1">
      <style:text-properties officeooo:paragraph-rsid="0010e8a7"/>
    </style:style>
    <style:style style:name="P23" style:family="paragraph" style:parent-style-name="Heading_20_1" style:list-style-name="Numbering_20_1">
      <style:text-properties officeooo:rsid="001f407f" officeooo:paragraph-rsid="0027269b"/>
    </style:style>
    <style:style style:name="P24" style:family="paragraph" style:parent-style-name="Heading_20_1" style:list-style-name="Numbering_20_1">
      <style:text-properties officeooo:rsid="0010e8a7" officeooo:paragraph-rsid="0027269b"/>
    </style:style>
    <style:style style:name="P25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6" style:family="paragraph" style:parent-style-name="question">
      <style:text-properties officeooo:rsid="000e4b19" officeooo:paragraph-rsid="000e4b19"/>
    </style:style>
    <style:style style:name="P27" style:family="paragraph" style:parent-style-name="question">
      <style:text-properties officeooo:rsid="000e4b19" officeooo:paragraph-rsid="000eebdb"/>
    </style:style>
    <style:style style:name="P28" style:family="paragraph" style:parent-style-name="question">
      <style:text-properties officeooo:rsid="001f407f" officeooo:paragraph-rsid="001f407f"/>
    </style:style>
    <style:style style:name="P29" style:family="paragraph" style:parent-style-name="question">
      <style:text-properties officeooo:rsid="0015df8d" officeooo:paragraph-rsid="0025c716"/>
    </style:style>
    <style:style style:name="P30" style:family="paragraph" style:parent-style-name="question">
      <style:text-properties officeooo:rsid="0010e8a7" officeooo:paragraph-rsid="0015df8d"/>
    </style:style>
    <style:style style:name="P31" style:family="paragraph" style:parent-style-name="question">
      <style:text-properties officeooo:paragraph-rsid="0027269b"/>
    </style:style>
    <style:style style:name="T1" style:family="text">
      <style:text-properties officeooo:rsid="000c77ac"/>
    </style:style>
    <style:style style:name="T2" style:family="text">
      <style:text-properties officeooo:rsid="000eebdb"/>
    </style:style>
    <style:style style:name="T3" style:family="text">
      <style:text-properties officeooo:rsid="0010e8a7"/>
    </style:style>
    <style:style style:name="T4" style:family="text">
      <style:text-properties officeooo:rsid="0012cb71"/>
    </style:style>
    <style:style style:name="T5" style:family="text">
      <style:text-properties officeooo:rsid="002056fc"/>
    </style:style>
    <style:style style:name="T6" style:family="text">
      <style:text-properties officeooo:rsid="0020c345"/>
    </style:style>
    <style:style style:name="T7" style:family="text">
      <style:text-properties officeooo:rsid="0020c345" style:font-name-asian="OpenSymbol1" style:font-name-complex="OpenSymbol1"/>
    </style:style>
    <style:style style:name="T8" style:family="text">
      <style:text-properties style:text-position="33% 80%"/>
    </style:style>
    <style:style style:name="T9" style:family="text">
      <style:text-properties fo:color="#656565" style:text-position="33% 80%"/>
    </style:style>
    <style:style style:name="T10" style:family="text">
      <style:text-properties officeooo:rsid="0025c716"/>
    </style:style>
    <style:style style:name="T11" style:family="text">
      <style:text-properties officeooo:rsid="0027269b"/>
    </style:style>
    <style:style style:name="T12" style:family="text">
      <style:text-properties fo:color="#000000"/>
    </style:style>
    <style:style style:name="T13" style:family="text">
      <style:text-properties fo:color="#000000" style:text-position="33% 80%"/>
    </style:style>
    <style:style style:name="T14" style:family="text">
      <style:text-properties fo:color="#000000" style:font-name="Verdana"/>
    </style:style>
    <style:style style:name="T15" style:family="text">
      <style:text-properties fo:color="#000000" style:text-position="0% 100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5" text:outline-level="4">Schéma conditionnel<text:tab/>Année 201<text:span text:style-name="T1">7</text:span>-201<text:span text:style-name="T1">8</text:span><text:tab/>SNIR 1</text:h>
          </table:table-cell>
        </table:table-row>
        <table:table-row>
          <table:table-cell table:style-name="Tableau1.A2" office:value-type="string">
            <text:p text:style-name="P2">Algorithmique<text:tab/><text:tab/>Actions et structures de contrôle</text:p>
          </table:table-cell>
        </table:table-row>
        <table:table-row>
          <table:table-cell table:style-name="Tableau1.A2" office:value-type="string">
            <text:p text:style-name="P1">~ Travaux Dirigés ~</text:p>
          </table:table-cell>
        </table:table-row>
      </table:table>
      <text:p text:style-name="Standard"/>
      <text:p text:style-name="P5">Rappel:</text:p>
      <text:p text:style-name="P5">Lire une valeur au clavier <text:tab/><text:tab/><text:tab/>: <text:tab/>Lire : variable</text:p>
      <text:p text:style-name="P5">Afficher quelque chose à l'écran <text:tab/><text:tab/>: <text:tab/>Ecrire : "du texte" ou Ecrire : variable</text:p>
      <text:p text:style-name="P5">Tester la valeur d'une variable<text:tab/><text:tab/>:<text:tab/>Si &lt;predicat&gt; ALORS &lt;actions&gt; FINSI</text:p>
      <text:p text:style-name="P6"><text:tab/><text:tab/><text:tab/><text:tab/><text:tab/><text:tab/>Si &lt;predicat&gt; ALORS &lt;actions&gt; <text:span text:style-name="T4">SINON &lt;action&gt; </text:span>FINSI</text:p>
      <text:h text:style-name="Heading_20_1" text:outline-level="1">Exercice n°1</text:h>
      <text:p text:style-name="P3"/>
      <text:p text:style-name="Standard"/>
      <text:list xml:id="list8263213487658661487" text:style-name="Numbering_20_1">
        <text:list-item>
          <text:p text:style-name="P26">Donnez l'algorithme d'un programme demandant à l'utilisateur de saisir une température en degrés Celsius et qui affiche cette dernière en degrés Fahrenheit.</text:p>
        </text:list-item>
      </text:list>
      <text:p text:style-name="Standard"><text:tab/><text:tab/><text:span text:style-name="T2">On Rappel : </text:span><text:span text:style-name="T2"><draw:frame draw:style-name="fr1" draw:name="Objet1" text:anchor-type="as-char" svg:width="2.568cm" svg:height="1.00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225948820512311" text:continue-numbering="true" text:style-name="Numbering_20_1">
        <text:list-item>
          <text:p text:style-name="P27">Donnez l'algorithme permettant de faire la conversion inverse.</text:p>
        </text:list-item>
      </text:list>
      <text:h text:style-name="Heading_20_1" text:outline-level="1">Exercice n°2</text:h>
      <text:list xml:id="list225947640002979" text:continue-numbering="true" text:style-name="Numbering_20_1">
        <text:list-item>
          <text:p text:style-name="P27">Donnez l'algorithme d'un programme permettant de calculer et d'afficher l'imc (indice de masse corporelle) d'une personne.</text:p>
        </text:list-item>
      </text:list>
      <text:p text:style-name="P4"><text:span text:style-name="T2"><text:tab/><text:tab/>On Rappel : </text:span><text:span text:style-name="T2"><draw:frame draw:style-name="fr1" draw:name="Objet2" text:anchor-type="as-char" svg:width="2.528cm" svg:height="1.06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h text:style-name="P22" text:outline-level="1">Exercice n°<text:span text:style-name="T3">3</text:span></text:h>
      <text:list xml:id="list225949441987327" text:continue-numbering="true" text:style-name="Numbering_20_1">
        <text:list-item>
          <text:p text:style-name="P28">Donnez l’algorithme d’un programme demandant à l’utilisateur un nombre de jour, d’heure et de minutes et qui affiche le nombre de minutes correspondantes.</text:p>
          <text:list>
            <text:list-header>
              <text:h text:style-name="P23" text:outline-level="1">Exercice n°<text:span text:style-name="T11">4</text:span></text:h>
            </text:list-header>
          </text:list>
        </text:list-item>
        <text:list-item>
          <text:p text:style-name="P29"><text:span text:style-name="T10">Donnez l’algorithme d’un programme demandant</text:span> l'âge et affiche vous êtes majeur si l'âge est supérieur ou égal à 18.</text:p>
          <text:list>
            <text:list-header>
              <text:h text:style-name="P24" text:outline-level="1">Exercice n°<text:span text:style-name="T11">5</text:span></text:h>
            </text:list-header>
          </text:list>
        </text:list-item>
        <text:list-item>
          <text:p text:style-name="P29"><text:span text:style-name="T10">Donnez l’algorithme d’un programme demandant</text:span> une note entre 0 et 20 et affiche « vous avez moins que la moyenne » si la note est inférieure à 10, « vous avez la moyenne » si la note est égale à 10, « vous avez plus que la moyenne » si la note est supérieure à 10.</text:p>
          <text:list>
            <text:list-header>
              <text:h text:style-name="P24" text:outline-level="1">Exercice n°<text:span text:style-name="T11">6</text:span></text:h>
            </text:list-header>
          </text:list>
        </text:list-item>
        <text:list-item>
          <text:p text:style-name="P30">Sachant qu'une corpulence "normale" se situe entre une imc de 18,5 et 25. Complétez votre algorithme de calcul de l'imc afin de dire à l'utilisateur s'il est dans la "norme".</text:p>
        </text:list-item>
      </text:list>
      <text:p text:style-name="P7"/>
      <text:p text:style-name="P8"/>
      <text:p text:style-name="P20"><text:tab/><text:tab/>Soit l’algorithme suivant :</text:p>
      <text:p text:style-name="P10"/>
      <text:p text:style-name="P13">val : entier</text:p>
      <text:p text:style-name="P13">Ecrire : « Donnez une valeur comprise entre 0 et 255 »</text:p>
      <text:p text:style-name="P13">Lire:val</text:p>
      <text:p text:style-name="P13"/>
      <text:p text:style-name="P15"><text:span text:style-name="T5">SI</text:span> val <text:span text:style-name="T7">≥</text:span>12<text:span text:style-name="T5">8</text:span></text:p>
      <text:p text:style-name="P13">ALORS</text:p>
      <text:p text:style-name="P15"><text:tab/>val=val-128</text:p>
      <text:p text:style-name="P15"><text:tab/><text:span text:style-name="T5">Ecrire :</text:span> « 1 »</text:p>
      <text:p text:style-name="P13">SINON</text:p>
      <text:p text:style-name="P17"><text:tab/><text:span text:style-name="T5">E</text:span>crire : « <text:span text:style-name="T5">0 »</text:span></text:p>
      <text:p text:style-name="P13">FINSI</text:p>
      <text:p text:style-name="P16"><text:span text:style-name="T5">SI</text:span> val ≥<text:span text:style-name="T6">64</text:span></text:p>
      <text:p text:style-name="P14">ALORS</text:p>
      <text:p text:style-name="P16"><text:tab/>val=val-<text:span text:style-name="T6">64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32</text:span></text:p>
      <text:p text:style-name="P14">ALORS</text:p>
      <text:p text:style-name="P16"><text:tab/>val=val-<text:span text:style-name="T6">32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16</text:span></text:p>
      <text:p text:style-name="P14">ALORS</text:p>
      <text:p text:style-name="P16"><text:tab/>val=val-<text:span text:style-name="T6">16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8</text:span></text:p>
      <text:p text:style-name="P14">ALORS</text:p>
      <text:p text:style-name="P16"><text:tab/>val=val-<text:span text:style-name="T6">8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4</text:span></text:p>
      <text:p text:style-name="P14">ALORS</text:p>
      <text:p text:style-name="P16"><text:tab/>val=val-<text:span text:style-name="T6">4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2</text:span></text:p>
      <text:p text:style-name="P14">ALORS</text:p>
      <text:p text:style-name="P16"><text:tab/>val=val-<text:span text:style-name="T6">2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p text:style-name="P16"><text:span text:style-name="T5">SI</text:span> val ≥<text:span text:style-name="T6">1</text:span></text:p>
      <text:p text:style-name="P14">ALORS</text:p>
      <text:p text:style-name="P16"><text:tab/>val=val-<text:span text:style-name="T6">1</text:span></text:p>
      <text:p text:style-name="P16"><text:tab/><text:span text:style-name="T5">Ecrire :</text:span> « 1 »</text:p>
      <text:p text:style-name="P14">SINON</text:p>
      <text:p text:style-name="P18"><text:tab/><text:span text:style-name="T5">E</text:span>crire : « <text:span text:style-name="T5">0 »</text:span></text:p>
      <text:p text:style-name="P14">FINSI</text:p>
      <text:list xml:id="list225948984366245" text:continue-numbering="true" text:style-name="Numbering_20_1">
        <text:list-item>
          <text:p text:style-name="question">Que donnera l’affichage de ce programme si je saisi les valeurs suivantes :</text:p>
        </text:list-item>
      </text:list>
      <text:list xml:id="list4647082268036446548" text:style-name="L1">
        <text:list-item>
          <text:p text:style-name="P21">255</text:p>
        </text:list-item>
        <text:list-item>
          <text:p text:style-name="P21">127</text:p>
        </text:list-item>
        <text:list-item>
          <text:p text:style-name="P21">1</text:p>
        </text:list-item>
        <text:list-item>
          <text:p text:style-name="P21">35</text:p>
        </text:list-item>
      </text:list>
      <text:list xml:id="list225948203835347" text:continue-list="list225948984366245" text:style-name="Numbering_20_1">
        <text:list-item>
          <text:p text:style-name="question">Que fait ce programme ?</text:p>
        </text:list-item>
      </text:list>
      <text:p text:style-name="P12"/>
      <text:p text:style-name="P12"/>
      <text:p text:style-name="P19"><text:span text:style-name="T10">Ré</text:span>solution d'équation du second degré de type <draw:frame draw:style-name="fr1" draw:name="Objet3" text:anchor-type="as-char" svg:width="2.644cm" svg:height="0.471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9"/>
      <text:p text:style-name="P9"><text:tab/><text:tab/>On rappel: <draw:frame draw:style-name="fr1" draw:name="Objet4" text:anchor-type="as-char" svg:width="2.348cm" svg:height="0.47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9"/>
      <text:p text:style-name="P9"><text:tab/><text:tab/>L'équation admet des solutions dans l'ensemble des réels si <draw:frame draw:style-name="fr1" draw:name="Objet5" text:anchor-type="as-char" svg:width="1.078cm" svg:height="0.47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><text:tab/><text:tab/>Les solutions sont :</text:p>
      <text:p text:style-name="P9"><text:tab/><text:tab/><text:tab/><draw:frame draw:style-name="fr1" draw:name="Objet6" text:anchor-type="as-char" svg:width="2.593cm" svg:height="2.519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list xml:id="list225949138668486" text:continue-numbering="true" text:style-name="Numbering_20_1">
        <text:list-item>
          <text:p text:style-name="P31">Ecrivez programme demandant les trois coefficients a,b et c et indique à l'utilisateur s'il y a des solutions dans l'ensemble des réels.<text:tab/><text:tab/><text:tab/><text:tab/><text:tab/><text:tab/><text:tab/></text:p>
        </text:list-item>
      </text:list>
      <text:p text:style-name="Standard"><text:tab/>Le Parking des Quinconces au Mans affiche les tarifs suivants :</text:p>
      <text:p text:style-name="Standard"><text:tab/>Tarifs Horaires de 7h à 19h - Prix du 1/4 h</text:p>
      <text:p text:style-name="Standard"><text:tab/><text:tab/><text:tab/><text:span text:style-name="T12">du 1</text:span><text:span text:style-name="T13">er</text:span><text:span text:style-name="T12"> au 4</text:span><text:span text:style-name="T13">ème</text:span><text:span text:style-name="T12"> <text:tab/><text:tab/><text:tab/>gratuit</text:span><text:span text:style-name="T13"> </text:span><text:span text:style-name="T12"><text:line-break/><text:tab/><text:tab/><text:tab/>du 5</text:span><text:span text:style-name="T13">ème</text:span><text:span text:style-name="T12"> </text:span><text:span text:style-name="T14">au</text:span><text:span text:style-name="T12"> 10</text:span><text:span text:style-name="T13">ème</text:span><text:span text:style-name="T12"> <text:tab/><text:tab/>0,50€</text:span><text:span text:style-name="T13">  </text:span><text:span text:style-name="T12"><text:line-break/><text:tab/><text:tab/><text:tab/>du 11</text:span><text:span text:style-name="T13">ème</text:span><text:span text:style-name="T12"> </text:span><text:span text:style-name="T14">au</text:span><text:span text:style-name="T12"> 12</text:span><text:span text:style-name="T13">ème</text:span><text:span text:style-name="T12"> </text:span><text:span text:style-name="T13"> <text:tab/><text:tab/></text:span><text:span text:style-name="T15">0,40€</text:span><text:span text:style-name="T12"><text:line-break/><text:tab/><text:tab/><text:tab/>du 13</text:span><text:span text:style-name="T13">ème</text:span><text:span text:style-name="T12"> </text:span><text:span text:style-name="T14">au</text:span><text:span text:style-name="T12"> 28</text:span><text:span text:style-name="T13">ème</text:span><text:span text:style-name="T12"> <text:tab/><text:tab/>0,20€<text:tab/><text:line-break/><text:tab/><text:tab/><text:tab/><text:tab/><text:tab/><text:tab/><text:tab/>+ 0,10€ les suivants</text:span></text:p>
      <text:p text:style-name="Standard"><text:tab/>Tarifs Horaires de 19h à 7h - prix du 1/4 h</text:p>
      <text:p text:style-name="Standard"><text:tab/><text:tab/><text:tab/>1<text:span text:style-name="T8">er</text:span> 1/4h<text:tab/><text:tab/><text:tab/>0,50€<text:span text:style-name="T9"> </text:span><text:line-break/><text:tab/><text:tab/><text:tab/>2<text:span text:style-name="T8">ème</text:span> 1/4h<text:tab/><text:tab/>0,30€<text:span text:style-name="T9"> </text:span><text:line-break/><text:tab/><text:tab/><text:tab/>3<text:span text:style-name="T8">ème</text:span> 1/4h<text:tab/><text:tab/>0,10€<text:span text:style-name="T9"> </text:span><text:line-break/><text:tab/><text:tab/><text:tab/>4<text:span text:style-name="T8">ème</text:span> 1/4h<text:tab/><text:tab/>0,10€<text:span text:style-name="T9"> </text:span><text:tab/><text:line-break/><text:tab/><text:tab/><text:tab/><text:tab/><text:tab/><text:tab/>gratuit les suivants</text:p>
      <text:p text:style-name="Standard"/>
      <text:list xml:id="list225947662646183" text:continue-numbering="true" text:style-name="Numbering_20_1">
        <text:list-item>
          <text:p text:style-name="question">Ecrivez l’algorithme d’un programme demandant le nombre d’heures et de minutes de stationnement ainsi que l’heure d’arrivé, et qui calcul le coût du stationnement.</text:p>
        </text:list-item>
      </text:list>
      <text:p text:style-name="P12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Verdana" svg:font-family="Verdana, Helvetica, sans-serif"/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loext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loext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36</meta:editing-cycles>
    <meta:editing-duration>PT2H49M24S</meta:editing-duration>
    <dc:date>2017-09-18T22:59:47.276552631</dc:date>
    <dc:creator>dbernard </dc:creator>
    <meta:document-statistic meta:table-count="1" meta:image-count="0" meta:object-count="6" meta:page-count="3" meta:paragraph-count="101" meta:word-count="583" meta:character-count="3136" meta:non-whitespace-character-count="25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frac>
          <mrow>
            <mi>C</mi>
            <mo stretchy="false">×</mo>
            <mn>9</mn>
          </mrow>
          <mn>5</mn>
        </mfrac>
        <mo stretchy="false">+</mo>
        <mn>32</mn>
      </mrow>
    </mrow>
    <annotation encoding="StarMath 5.0">F = C times 9 over 5 + 32
</annotation>
  </semantics>
</math>
</file>

<file path=Object 2/content.xml><?xml version="1.0" encoding="utf-8"?>
<math xmlns="http://www.w3.org/1998/Math/MathML" display="block">
  <semantics>
    <mrow>
      <mi mathvariant="italic">IMC</mi>
      <mo stretchy="false">=</mo>
      <mfrac>
        <mi mathvariant="italic">masse</mi>
        <msup>
          <mi mathvariant="italic">taille</mi>
          <mn>2</mn>
        </msup>
      </mfrac>
    </mrow>
    <annotation encoding="StarMath 5.0">IMC = masse over taille ^ 2

</annotation>
  </semantics>
</math>
</file>

<file path=Object 3/content.xml><?xml version="1.0" encoding="utf-8"?>
<math xmlns="http://www.w3.org/1998/Math/MathML" display="block">
  <semantics>
    <mrow>
      <mi mathvariant="italic">ax</mi>
      <mrow>
        <mrow>
          <mn>²</mn>
          <mo stretchy="false">+</mo>
          <mi mathvariant="italic">bx</mi>
          <mo stretchy="false">+</mo>
          <mi>c</mi>
        </mrow>
        <mo stretchy="false">=</mo>
        <mn>0</mn>
      </mrow>
    </mrow>
    <annotation encoding="StarMath 5.0">ax²+bx+c=0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</mn>
      </mrow>
      <mi mathvariant="italic">ac</mi>
    </mrow>
    <annotation encoding="StarMath 5.0">%DELTA = b²-4ac</annotation>
  </semantics>
</math>
</file>

<file path=Object 5/content.xml><?xml version="1.0" encoding="utf-8"?>
<math xmlns="http://www.w3.org/1998/Math/MathML" display="block">
  <semantics>
    <mrow>
      <mi mathvariant="normal">Δ</mi>
      <mo stretchy="false">≥</mo>
      <mn>0</mn>
    </mrow>
    <annotation encoding="StarMath 5.0">%DELTA&gt;=0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i mathvariant="italic">et</mi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%DELTA} over {2a} newline
et newline
x2={-b-sqrt%DELTA} over {2a}</annotation>
  </semantics>
</math>
</file>